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0de272"/>
    </style:style>
    <style:style style:name="P2" style:family="paragraph" style:parent-style-name="Standard">
      <style:text-properties fo:language="da" fo:country="DK" officeooo:rsid="000de272" officeooo:paragraph-rsid="000de272"/>
    </style:style>
    <style:style style:name="P3" style:family="paragraph" style:parent-style-name="Standard" style:list-style-name="L1">
      <style:text-properties fo:language="da" fo:country="DK" officeooo:rsid="000de272" officeooo:paragraph-rsid="000de272"/>
    </style:style>
    <style:style style:name="P4" style:family="paragraph" style:parent-style-name="Standard" style:list-style-name="L1">
      <style:text-properties fo:language="da" fo:country="DK" officeooo:paragraph-rsid="000de272"/>
    </style:style>
    <style:style style:name="P5" style:family="paragraph" style:parent-style-name="Standard">
      <style:text-properties fo:language="da" fo:country="DK" officeooo:paragraph-rsid="000de272"/>
    </style:style>
    <style:style style:name="T1" style:family="text">
      <style:text-properties officeooo:rsid="000de272"/>
    </style:style>
    <style:style style:name="T2" style:family="text">
      <style:text-properties fo:language="da" fo:country="DK" officeooo:rsid="000de27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tGPT eksempler med link til chatten</text:p>
      <text:p text:style-name="P2"/>
      <text:list text:style-name="L1">
        <text:list-item>
          <text:p text:style-name="P4"><text:span text:style-name="T1">Konvertere Matlab driver kode til Julia, som fungerede godt, ud over at den ikke kunne finde ud af at lave </text:span>trisurf <text:span text:style-name="T1">plots</text:span></text:p>
          <text:p text:style-name="P1"><text:a xlink:type="simple" xlink:href="https://chat.openai.com/share/df2efaae-2f70-46cb-929c-df35ffef09aa" text:style-name="Internet_20_link" text:visited-style-name="Visited_20_Internet_20_Link"><text:span text:style-name="T2">https://chat.openai.com/share/df2efaae-2f70-46cb-929c-df35ffef09aa</text:span></text:a></text:p>
          <text:p text:style-name="P4"/>
        </text:list-item>
        <text:list-item>
          <text:p text:style-name="P3">Prøvede at vektorisere vores for-loops i Julia, som ikke virkede</text:p>
          <text:p text:style-name="P4"><text:a xlink:type="simple" xlink:href="https://chat.openai.com/share/c0c6c869-09d2-4c08-9725-7442c689d76a" text:style-name="Internet_20_link" text:visited-style-name="Visited_20_Internet_20_Link">https://chat.openai.com/share/c0c6c869-09d2-4c08-9725-7442c689d76a</text:a></text:p>
          <text:p text:style-name="P4"/>
        </text:list-item>
        <text:list-item>
          <text:p text:style-name="P3">Prøvede at finde ud af, hvordan man symbolsk differentierede i Julia </text:p>
          <text:p text:style-name="P4"><text:a xlink:type="simple" xlink:href="https://chat.openai.com/share/7924f6c7-d20b-4784-8d41-22e6bdbe4c0d" text:style-name="Internet_20_link" text:visited-style-name="Visited_20_Internet_20_Link">https://chat.openai.com/share/7924f6c7-d20b-4784-8d41-22e6bdbe4c0d</text:a></text:p>
          <text:p text:style-name="P4"/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20:42.696553246</meta:creation-date>
    <dc:date>2024-01-12T15:30:42.001441498</dc:date>
    <meta:editing-duration>PT10M</meta:editing-duration>
    <meta:editing-cycles>1</meta:editing-cycles>
    <meta:document-statistic meta:table-count="0" meta:image-count="0" meta:object-count="0" meta:page-count="1" meta:paragraph-count="10" meta:word-count="61" meta:character-count="498" meta:non-whitespace-character-count="452"/>
    <meta:generator>LibreOffice/7.6.4.1$Linux_X86_64 LibreOffice_project/60$Build-1</meta:generator>
  </office:meta>
</office:document-meta>
</file>